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family="paragraph">
      <style:paragraph-properties fo:margin-left="0.5in">
        <style:tab-stops/>
      </style:paragraph-properties>
    </style:style>
    <style:style style:name="P11" style:parent-style-name="Standard" style:list-style-name="LFO2" style:family="paragraph"/>
    <style:style style:name="P12" style:parent-style-name="Standard" style:list-style-name="LFO2" style:family="paragraph"/>
    <style:style style:name="P13" style:parent-style-name="Standard" style:list-style-name="LFO2" style:family="paragraph"/>
    <style:style style:name="P14" style:parent-style-name="Standard" style:list-style-name="LFO2" style:family="paragraph"/>
    <style:style style:name="P15" style:parent-style-name="Standard" style:list-style-name="LFO3" style:family="paragraph"/>
    <style:style style:name="P16" style:parent-style-name="Standard" style:list-style-name="LFO3" style:family="paragraph"/>
    <style:style style:name="P17" style:parent-style-name="Standard" style:list-style-name="LFO3" style:family="paragraph"/>
    <style:style style:name="P18" style:parent-style-name="Standard" style:list-style-name="LFO3" style:family="paragraph"/>
    <style:style style:name="P19" style:parent-style-name="Standard" style:list-style-name="LFO3" style:family="paragraph"/>
    <style:style style:name="P20" style:parent-style-name="Standard" style:list-style-name="LFO3" style:family="paragraph"/>
    <style:style style:name="P21" style:parent-style-name="Standard" style:list-style-name="LFO3" style:family="paragraph"/>
    <style:style style:name="P22" style:parent-style-name="Standard" style:list-style-name="LFO3" style:family="paragraph"/>
  </office:automatic-styles>
  <office:body>
    <office:text text:use-soft-page-breaks="true">
      <text:p text:style-name="P1">Meeting Notes</text:p>
      <text:p text:style-name="Standard"/>
      <text:p text:style-name="Standard">Date of meeting: 23/01/2020</text:p>
      <text:p text:style-name="Standard">Members present: Jarrad, Spencer, Nabil, James, George</text:p>
      <text:p text:style-name="Standard">Length of meeting: 1:30 hrs</text:p>
      <text:p text:style-name="Standard"/>
      <text:p text:style-name="Standard"/>
      <text:p text:style-name="Standard">What was done last week?:</text:p>
      <text:list text:style-name="LFO1" text:continue-numbering="true">
        <text:list-item>
          <text:p text:style-name="P2">George cleaned up the engine<text:s/>code</text:p>
        </text:list-item>
        <text:list-item>
          <text:p text:style-name="P3">George implemented Uniform Buffers</text:p>
        </text:list-item>
        <text:list-item>
          <text:p text:style-name="P4">George decided what physics engine to use, we went with Bullet</text:p>
        </text:list-item>
        <text:list-item>
          <text:p text:style-name="P5">Spencer implemented a profiler</text:p>
        </text:list-item>
        <text:list-item>
          <text:p text:style-name="P6">Jarrad created a 3D model tank in Maya (Additional task)</text:p>
        </text:list-item>
        <text:list-item>
          <text:p text:style-name="P7">Jarrad began the Game Design Document filled out some aspects of<text:s/>it</text:p>
        </text:list-item>
        <text:list-item>
          <text:p text:style-name="P8">James picked namespaces and implemented them</text:p>
        </text:list-item>
        <text:list-item>
          <text:p text:style-name="P9">Everyone picked an individual task to complete: Spencer picked Audio &amp; UI, James picked the physics engine, Jarrad picked Artificial Intelligence, Nabil picked Model Loading, George picked the particle system<text:s/>&amp; batch rendering</text:p>
        </text:list-item>
      </text:list>
      <text:p text:style-name="P10"/>
      <text:p text:style-name="Standard"/>
      <text:p text:style-name="Standard">What wasn’t done last week?:</text:p>
      <text:list text:style-name="LFO2" text:continue-numbering="true">
        <text:list-item>
          <text:p text:style-name="P11">The file system wasn’t restructured however Spencer &amp; Jarrad will stay behind after the meeting to rectify this</text:p>
        </text:list-item>
      </text:list>
      <text:p text:style-name="Standard"/>
      <text:p text:style-name="Standard">What did we discuss this week?:</text:p>
      <text:list text:style-name="LFO2" text:continue-numbering="true">
        <text:list-item>
          <text:p text:style-name="P12">The control system: W and S will be used to move the tanks<text:s/>backward and forward, A and D will be used to turn the tank. The turret will point wherever the cursor is, and a bullet will be shot when the user clicks the left mouse button. This was a preliminary decision and won’t come into effect later, however we felt it was important to make as many decisions as we could early on.<text:s/></text:p>
        </text:list-item>
        <text:list-item>
          <text:p text:style-name="P13">We set ourselves ambitious tasks, as several members won’t be present for the next meeting. We decided it was fine to have a two week stretch and that this wouldn’t break the SCRUM methodology.<text:s/></text:p>
        </text:list-item>
        <text:list-item>
          <text:p text:style-name="P14">We had general discussions about how each of us was going to implement the tasks we set our self, an discussed how we would navigate problems should any one hit a stone wall</text:p>
        </text:list-item>
      </text:list>
      <text:p text:style-name="Standard"/>
      <text:p text:style-name="Standard">What are we going to do this week? (This stretch will be two weeks):</text:p>
      <text:list text:style-name="LFO3" text:continue-numbering="true">
        <text:list-item>
          <text:p text:style-name="P15">James will research the Bullet physics system</text:p>
        </text:list-item>
        <text:list-item>
          <text:p text:style-name="P16">James will implement the Bullet physics system</text:p>
        </text:list-item>
        <text:list-item>
          <text:p text:style-name="P17">Spencer will implement ImGUI</text:p>
        </text:list-item>
        <text:list-item>
          <text:p text:style-name="P18">Spencer will implement NanoGUI</text:p>
        </text:list-item>
        <text:list-item>
          <text:p text:style-name="P19">Nabil will implement model loading with the help of Jarrad.<text:s/></text:p>
        </text:list-item>
        <text:list-item>
          <text:p text:style-name="P20">Jarrad will flesh out the Game Design Document<text:s/>as much as possible</text:p>
        </text:list-item>
        <text:list-item>
          <text:p text:style-name="P21">Jarrad will add an AI plan document</text:p>
        </text:list-item>
        <text:list-item>
          <text:p text:style-name="P22">George will add renderer improvements, including basic lighting and some shaders</text:p>
        </text:list-item>
      </text:list>
      <text:p text:style-name="Standard"/>
      <text:p text:style-name="Standard"/>
      <text:p text:style-name="Standard">Date of next meeting: 06/02/202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pencer Deane</meta:initial-creator>
    <dc:creator>Spencer Deane</dc:creator>
    <meta:creation-date>2020-01-23T11:55:00Z</meta:creation-date>
    <dc:date>2020-01-23T11:55:00Z</dc:date>
    <meta:template xlink:href="Normal.dotm" xlink:type="simple"/>
    <meta:editing-cycles>2</meta:editing-cycles>
    <meta:editing-duration>PT60S</meta:editing-duration>
    <meta:document-statistic meta:page-count="1" meta:paragraph-count="4" meta:word-count="320" meta:character-count="2142" meta:row-count="15" meta:non-whitespace-character-count="1826"/>
  </office:meta>
</office:document-meta>
</file>